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7D00000099F445B0318.png"/>
  <manifest:file-entry manifest:media-type="image/png" manifest:full-path="Pictures/10000201000007D0000007690511B21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x="21.6154in" svg:y="1.75in" svg:width="22.8965in" svg:height="27.4543in" draw:z-index="0"><draw:image xlink:href="Pictures/10000201000007D00000099F445B0318.png" xlink:type="simple" xlink:show="embed" xlink:actuate="onLoad"/></draw:frame><draw:frame draw:style-name="fr1" draw:name="graphics2" text:anchor-type="paragraph" svg:x="0.4902in" svg:y="5.75in" svg:width="20.8335in" svg:height="19.7602in" draw:z-index="1"><draw:image xlink:href="Pictures/10000201000007D0000007690511B2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Arial1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6.8055in" fo:page-height="33.0972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0T14:58:27</meta:creation-date>
    <dc:date>2011-10-20T15:33:43</dc:date>
    <meta:editing-duration>PT00H35M21S</meta:editing-duration>
    <meta:editing-cycles>2</meta:editing-cycles>
    <meta:generator>NeoOffice/3.1.2$Unix OpenOffice.org_project/Patch 9</meta:generator>
    <meta:document-statistic meta:table-count="0" meta:image-count="2" meta:object-count="0" meta:page-count="1" meta:paragraph-count="0" meta:word-count="0" meta:character-count="0"/>
  </office:meta>
</office:document-meta>
</file>